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059" svg:font-family="C059" style:font-adornments="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4cm"/>
      <style:paragraph-properties style:writing-mode="lr-tb"/>
    </style:style>
    <style:style style:name="pr5" style:family="presentation" style:parent-style-name="Default-subtitle">
      <style:graphic-properties draw:fill-color="#ffffff" fo:min-height="8.619cm"/>
      <style:paragraph-properties style:writing-mode="lr-tb"/>
    </style:style>
    <style:style style:name="pr6" style:family="presentation" style:parent-style-name="Default-subtitle">
      <style:graphic-properties draw:fill-color="#ffffff" fo:min-height="11.334cm"/>
      <style:paragraph-properties style:writing-mode="lr-tb"/>
    </style:style>
    <style:style style:name="pr7" style:family="presentation" style:parent-style-name="Default-subtitle">
      <style:graphic-properties draw:fill-color="#ffffff" fo:min-height="10.315cm"/>
      <style:paragraph-properties style:writing-mode="lr-tb"/>
    </style:style>
    <style:style style:name="pr8" style:family="presentation" style:parent-style-name="Default-subtitle">
      <style:graphic-properties draw:fill-color="#ffffff" fo:min-height="10.815cm"/>
      <style:paragraph-properties style:writing-mode="lr-tb"/>
    </style:style>
    <style:style style:name="P1" style:family="paragraph">
      <style:text-properties style:font-name="C059" fo:font-size="36pt"/>
    </style:style>
    <style:style style:name="P2" style:family="paragraph">
      <style:text-properties style:font-name="C059" fo:font-size="28pt" style:font-size-asian="32pt" style:font-size-complex="32pt"/>
    </style:style>
    <style:style style:name="P3" style:family="paragraph">
      <loext:graphic-properties draw:fill-color="#ffffff"/>
      <style:text-properties style:font-name="C059" fo:font-size="28pt" style:font-size-asian="32pt" style:font-size-complex="32pt"/>
    </style:style>
    <style:style style:name="P4" style:family="paragraph">
      <loext:graphic-properties draw:fill-color="#ffffff"/>
    </style:style>
    <style:style style:name="P5" style:family="paragraph">
      <style:text-properties style:font-name="C059" fo:font-size="32pt"/>
    </style:style>
    <style:style style:name="P6" style:family="paragraph">
      <style:text-properties style:font-name="C059" fo:font-size="22pt" style:font-size-asian="32pt" style:font-size-complex="32pt"/>
    </style:style>
    <style:style style:name="P7" style:family="paragraph">
      <loext:graphic-properties draw:fill-color="#ffffff"/>
      <style:text-properties style:font-name="C059" fo:font-size="22pt" style:font-size-asian="32pt" style:font-size-complex="32pt"/>
    </style:style>
    <style:style style:name="P8" style:family="paragraph">
      <style:text-properties style:font-name="C059" fo:font-size="24pt" style:font-size-asian="32pt" style:font-size-complex="32pt"/>
    </style:style>
    <style:style style:name="P9" style:family="paragraph">
      <loext:graphic-properties draw:fill-color="#ffffff"/>
      <style:text-properties style:font-name="C059" fo:font-size="24pt" style:font-size-asian="32pt" style:font-size-complex="32pt"/>
    </style:style>
    <style:style style:name="P10" style:family="paragraph">
      <style:text-properties style:font-name="C059" fo:font-size="20pt" style:font-size-asian="32pt" style:font-size-complex="32pt"/>
    </style:style>
    <style:style style:name="P11" style:family="paragraph">
      <loext:graphic-properties draw:fill-color="#ffffff"/>
      <style:text-properties style:font-name="C059" fo:font-size="20pt" style:font-size-asian="32pt" style:font-size-complex="32pt"/>
    </style:style>
    <style:style style:name="T1" style:family="text">
      <style:text-properties style:font-name="C059" fo:font-size="36pt"/>
    </style:style>
    <style:style style:name="T2" style:family="text">
      <style:text-properties style:font-name="C059" fo:font-size="28pt" style:font-size-asian="32pt" style:font-size-complex="32pt"/>
    </style:style>
    <style:style style:name="T3" style:family="text">
      <style:text-properties style:font-name="C059" fo:font-size="32pt"/>
    </style:style>
    <style:style style:name="T4" style:family="text">
      <style:text-properties style:font-name="C059" fo:font-size="22pt" style:font-size-asian="32pt" style:font-size-complex="32pt"/>
    </style:style>
    <style:style style:name="T5" style:family="text">
      <style:text-properties style:font-name="C059" fo:font-size="32pt" style:font-size-asian="32pt" style:font-size-complex="32pt"/>
    </style:style>
    <style:style style:name="T6" style:family="text">
      <style:text-properties style:font-name="C059" fo:font-size="24pt" style:font-size-asian="32pt" style:font-size-complex="32pt"/>
    </style:style>
    <style:style style:name="T7" style:family="text">
      <style:text-properties style:font-name="C059" fo:font-size="36pt" style:font-size-asian="32pt" style:font-size-complex="32pt"/>
    </style:style>
    <style:style style:name="T8" style:family="text">
      <style:text-properties fo:font-size="28pt" style:font-size-asian="32pt" style:font-size-complex="32pt"/>
    </style:style>
    <style:style style:name="T9" style:family="text">
      <style:text-properties style:font-name="C059" fo:font-size="20pt" style:font-size-asian="32pt" style:font-size-complex="32pt"/>
    </style:style>
    <style:style style:name="T10" style:family="text">
      <style:text-properties style:font-name="C059" fo:font-size="22pt" fo:background-color="#ffff00" style:font-size-asian="32pt" style:font-size-complex="32pt"/>
    </style:style>
    <style:style style:name="T11" style:family="text">
      <style:text-properties style:font-name="C059" fo:font-size="22pt" fo:background-color="#ffffff"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 text:style-name="P1"><text:span text:style-name="T1">Angular</text:span></text:p>
          </draw:text-box>
        </draw:frame>
        <draw:frame presentation:style-name="pr2" draw:text-style-name="P3" draw:layer="layout" svg:width="25.199cm" svg:height="9.134cm" svg:x="1.4cm" svg:y="3.685cm" presentation:class="subtitle" presentation:user-transformed="true">
          <draw:text-box>
            <text:p text:style-name="P2"><text:span text:style-name="T2">Form Builder </text:span></text:p>
            <text:p text:style-name="P2"><text:span text:style-name="T2"/></text:p>
            <text:p text:style-name="P2"><text:span text:style-name="T2">Validators</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4" draw:text-style-name="P5" draw:layer="layout" svg:width="8.2cm" svg:height="2.4cm" svg:x="1.4cm" svg:y="1.2cm" presentation:class="title" presentation:user-transformed="true">
          <draw:text-box>
            <text:p text:style-name="P5"><text:span text:style-name="T3">FormBuilder</text:span></text:p>
          </draw:text-box>
        </draw:frame>
        <draw:frame presentation:style-name="pr5" draw:text-style-name="P7" draw:layer="layout" svg:width="25.199cm" svg:height="8.619cm" svg:x="1.4cm" svg:y="4.2cm" presentation:class="subtitle" presentation:user-transformed="true">
          <draw:text-box>
            <text:p text:style-name="P6"><text:span text:style-name="T4">Creating multiple form control instances manually can become repetitive when dealing with multiple forms.</text:span></text:p>
            <text:p text:style-name="P6"><text:span text:style-name="T4"/></text:p>
            <text:p text:style-name="P6"><text:span text:style-name="T4">The FormBuilder service provides convenient methods for generating controls.</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6" draw:text-style-name="P7" draw:layer="layout" svg:width="25.199cm" svg:height="11.334cm" svg:x="1.001cm" svg:y="2.066cm" presentation:class="subtitle" presentation:user-transformed="true">
          <draw:text-box>
            <text:p text:style-name="P6"><text:span text:style-name="T4">To use the FormBuilder service, follow the steps below:</text:span></text:p>
            <text:p text:style-name="P6"><text:span text:style-name="T4"/></text:p>
            <text:p text:style-name="P6"><text:span text:style-name="T4">Import the FormBuilder class.</text:span></text:p>
            <text:p text:style-name="P6"><text:span text:style-name="T4">Inject the FormBuilder service.</text:span></text:p>
            <text:p text:style-name="P6"><text:span text:style-name="T4">Generate the form contents.</text:span></text:p>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7" draw:text-style-name="P9" draw:layer="layout" svg:width="25.199cm" svg:height="10.315cm" svg:x="1.4cm" svg:y="2.685cm" presentation:class="subtitle" presentation:user-transformed="true">
          <draw:text-box>
            <text:p text:style-name="P8"><text:span text:style-name="T5">Import the FormBuilder Class:-</text:span></text:p>
            <text:p text:style-name="P8"><text:span text:style-name="T6"/></text:p>
            <text:p text:style-name="P8"><text:span text:style-name="T6">Import the FormBuilder class from the @angular/forms package.</text:span></text:p>
            <text:p text:style-name="P8"><text:span text:style-name="T6"/></text:p>
            <text:p text:style-name="P8"><text:span text:style-name="T6">import { FormBuilder } from '@angular/forms';</text:span></text:p>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2" draw:text-style-name="P9" draw:layer="layout" svg:width="25.199cm" svg:height="9.134cm" svg:x="1.4cm" svg:y="3.685cm" presentation:class="subtitle">
          <draw:text-box>
            <text:p text:style-name="P8"><text:span text:style-name="T5">Inject the FormBuilder Service:-</text:span></text:p>
            <text:p text:style-name="P8"><text:span text:style-name="T6"/></text:p>
            <text:p text:style-name="P8"><text:span text:style-name="T6">The FormBuilder service is an injectable provider that is provided with the reactive forms module.</text:span></text:p>
            <text:p text:style-name="P8"><text:span text:style-name="T6"/></text:p>
            <text:p text:style-name="P8"><text:span text:style-name="T6">We will inject this dependency by adding it to the component constructor.</text:span></text:p>
            <text:p text:style-name="P8"><text:span text:style-name="T6"/></text:p>
            <text:p text:style-name="P8"><text:span text:style-name="T6">Syntax:-</text:span></text:p>
            <text:p text:style-name="P8"><text:span text:style-name="T6">constructor(private fb: FormBuilder) { }</text:span></text:p>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2" draw:text-style-name="P4" draw:layer="layout" svg:width="25.199cm" svg:height="9.134cm" svg:x="1.4cm" svg:y="3.685cm" presentation:class="subtitle" presentation:user-transformed="true">
          <draw:text-box>
            <text:p><text:span text:style-name="T7">Generate Form Controls:-</text:span></text:p>
            <text:p><text:span text:style-name="T8">The FormBuilder service has three methods:</text:span> </text:p>
            <text:p/>
            <text:p><text:span text:style-name="T4">control(), group(), and array(). </text:span></text:p>
            <text:p><text:span text:style-name="T4"/></text:p>
            <text:p><text:span text:style-name="T4">These are factory methods for generating instances in your component classes, including form controls, form groups, and form arrays.</text:span></text:p>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2" draw:text-style-name="P9" draw:layer="layout" svg:width="25.199cm" svg:height="9.373cm" svg:x="1.4cm" svg:y="3.566cm" presentation:class="subtitle" presentation:user-transformed="true">
          <draw:text-box>
            <text:p text:style-name="P8"><text:span text:style-name="T4">Use the group() method to create the Component Form controls.</text:span></text:p>
            <text:p text:style-name="P8"><text:span text:style-name="T4"/></text:p>
            <text:p text:style-name="P8"><text:span text:style-name="T4">use group() method with the same object to define the properties in the model. </text:span></text:p>
            <text:p text:style-name="P8"><text:span text:style-name="T4"/></text:p>
            <text:p text:style-name="P8"><text:span text:style-name="T4">The value for each control name is an array containing the initial value as the first item in the array.</text:span></text:p>
            <text:p text:style-name="P8"><text:span text:style-name="T4"/></text:p>
            <text:p text:style-name="P8"><text:span text:style-name="T4">You can define the control with just the initial value, but if your controls need sync or async validation, add sync and async validators as the second and third items in the array.</text:span></text:p>
            <text:p text:style-name="P8"><text:span text:style-name="T6"/></text:p>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8" draw:text-style-name="P11" draw:layer="layout" svg:width="25.199cm" svg:height="10.815cm" svg:x="1.4cm" svg:y="2cm" presentation:class="subtitle" presentation:user-transformed="true">
          <draw:text-box>
            <text:p text:style-name="P10"><text:span text:style-name="T2">Validating Form Input:-</text:span></text:p>
            <text:p text:style-name="P10"><text:span text:style-name="T2"/></text:p>
            <text:p text:style-name="P10"><text:span text:style-name="T9">Form validation ensures that user input is complete and correct. In this section we will cover adding a single validator to a form control and displaying the overall form status.</text:span></text:p>
            <text:p text:style-name="P10"><text:span text:style-name="T9"/></text:p>
            <text:p text:style-name="P10"><text:span text:style-name="T9">To use form validation, follow these steps:</text:span></text:p>
            <text:p text:style-name="P10"><text:span text:style-name="T9"/></text:p>
            <text:p text:style-name="P10"><text:span text:style-name="T9">Import a validator function in your form component.</text:span></text:p>
            <text:p text:style-name="P10"><text:span text:style-name="T9">Add the validator to the field in the form.</text:span></text:p>
            <text:p text:style-name="P10"><text:span text:style-name="T9">Add logic to handle the validation status.</text:span></text:p>
            <text:p text:style-name="P10"><text:span text:style-name="T9"/></text:p>
            <text:p text:style-name="P10"><text:span text:style-name="T9">One of the most commonly used validations is making a field required. </text:span></text:p>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2" draw:text-style-name="P4" draw:layer="layout" svg:width="25.199cm" svg:height="11.48cm" svg:x="1.4cm" svg:y="2.513cm" presentation:class="subtitle" presentation:user-transformed="true">
          <draw:text-box>
            <text:p><text:span text:style-name="T2">Import a Validator Function:-</text:span></text:p>
            <text:p><text:span text:style-name="T2"/></text:p>
            <text:p><text:span text:style-name="T4">Reactive forms include a set of validator functions for common use cases. </text:span></text:p>
            <text:p><text:span text:style-name="T4">These functions receive a control to validate against and return an error object or a null value based on the validation check.</text:span></text:p>
            <text:p><text:span text:style-name="T4"/></text:p>
            <text:p><text:span text:style-name="T4">Let's import the Validators class from the @angular/forms package as shown below.</text:span></text:p>
            <text:p><text:span text:style-name="T4"/></text:p>
            <text:p><text:span text:style-name="T4">import { Validators } from '@angular/forms';</text:span></text:p>
            <text:p/>
            <text:p/>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2" draw:text-style-name="P4" draw:layer="layout" svg:width="25.199cm" svg:height="9.134cm" svg:x="1.4cm" svg:y="2.266cm" presentation:class="subtitle" presentation:user-transformed="true">
          <draw:text-box>
            <text:p><text:span text:style-name="T2">Make a Field Required:-</text:span></text:p>
            <text:p><text:span text:style-name="T2"/></text:p>
            <text:p><text:span text:style-name="T4">Add </text:span><text:span text:style-name="T10">Validators.required</text:span><text:span text:style-name="T4"> in the component static method as the second item in the array for the firstName control.</text:span></text:p>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2" draw:text-style-name="P7" draw:layer="layout" svg:width="25.199cm" svg:height="12.401cm" svg:x="1.4cm" svg:y="2.053cm" presentation:class="subtitle" presentation:user-transformed="true">
          <draw:text-box>
            <text:p text:style-name="P6"><text:span text:style-name="T4">HTML5 has a set of built-in attributes that you can use for native validation, including required, minlength, and maxlength.</text:span></text:p>
            <text:p text:style-name="P6"><text:span text:style-name="T4"/></text:p>
            <text:p text:style-name="P6"><text:span text:style-name="T4">You can take advantage of these optional attributes on your form input elements.</text:span></text:p>
            <text:p text:style-name="P6"><text:span text:style-name="T4"/></text:p>
            <text:p text:style-name="P6"><text:span text:style-name="T4">Add the required attribute to the firstName input element.</text:span></text:p>
            <text:p text:style-name="P6"><text:span text:style-name="T4"/></text:p>
            <text:p text:style-name="P6"><text:span text:style-name="T10">&lt;input type="text" formControlName="firstName" required&gt;</text:span></text:p>
            <text:p text:style-name="P6"><text:span text:style-name="T11"/></text:p>
            <text:p text:style-name="P6"><text:span text:style-name="T11">You must use these HTML5 validation attributes in combination with the built-in validators provided by Angular's reactive forms.</text:span></text:p>
            <text:p text:style-name="P6"><text:span text:style-name="T11"/></text:p>
            <text:p text:style-name="P6"><text:span text:style-name="T11">Using these in combination prevents errors when the expression is changed after the template has been checked.</text:span></text:p>
            <text:p text:style-name="P6"/>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059" svg:font-family="C059" style:font-adornments="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3T10:16:47.227974006</meta:creation-date>
    <dc:date>2022-09-23T10:52:29.371093492</dc:date>
    <meta:editing-duration>PT4M31S</meta:editing-duration>
    <meta:editing-cycles>2</meta:editing-cycles>
    <meta:generator>LibreOffice/6.4.7.2$Linux_X86_64 LibreOffice_project/40$Build-2</meta:generator>
    <meta:document-statistic meta:object-count="56"/>
  </office:meta>
</office:document-meta>
</file>